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3.609cm"/>
    </style:style>
    <style:style style:name="pr3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コンパイラ</text:p>
          </draw:text-box>
        </draw:frame>
        <draw:frame presentation:style-name="pr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先週やったこと</text:p>
                <text:list>
                  <text:list-item>
                    <text:p>風邪をひいてしまい、ほぼ何も出来ませんでした・・・</text:p>
                  </text:list-item>
                </text:list>
              </text:list-item>
              <text:list-item>
                <text:p>今週やること</text:p>
                <text:list>
                  <text:list-item>
                    <text:p>先週に引き続き、最適化の勉強</text:p>
                  </text:list-item>
                  <text:list-item>
                    <text:p>インライン展開の改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ja" style:country-asian="JP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somay </meta:initial-creator>
    <meta:creation-date>2012-10-15T08:27:16</meta:creation-date>
    <meta:editing-duration>PT1H1M</meta:editing-duration>
    <meta:editing-cycles>10</meta:editing-cycles>
    <dc:date>2012-11-13T00:31:59</dc:date>
    <meta:generator>LibreOffice/3.3$Unix LibreOffice_project/330m19$Build-401</meta:generator>
    <dc:creator>hs </dc:creator>
    <meta:document-statistic meta:object-count="25"/>
  </office:meta>
</office:document-meta>
</file>